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6689in" svg:height="6.6791in" svg:x="4.6291in" svg:y="0.1272in">
            <draw:object draw:notify-on-update-of-ranges="Sheet1.A1:Sheet1.A1 Sheet1.A2:Sheet1.A33 Sheet1.B1:Sheet1.B1 Sheet1.B2:Sheet1.B33 Sheet1.A1:Sheet1.A1 Sheet1.A2:Sheet1.A33 Sheet1.C1:Sheet1.C1 Sheet1.C2:Sheet1.C33 Sheet1.A1:Sheet1.A1 Sheet1.A2:Sheet1.A33 Sheet1.D1:Sheet1.D1 Sheet1.D2:Sheet1.D33 Sheet1.A1:Sheet1.A1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2.817402" calcext:value-type="float">
            <text:p>32.817402</text:p>
          </table:table-cell>
          <table:table-cell office:value-type="float" office:value="-175.355896" calcext:value-type="float">
            <text:p>-175.355896</text:p>
          </table:table-cell>
          <table:table-cell office:value-type="float" office:value="-175.39682" calcext:value-type="float">
            <text:p>-175.39682</text:p>
          </table:table-cell>
          <table:table-cell office:value-type="float" office:value="-175.395172" calcext:value-type="float">
            <text:p>-175.395172</text:p>
          </table:table-cell>
          <table:table-cell office:value-type="float" office:value="-175.397736" calcext:value-type="float">
            <text:p>-175.397736</text:p>
          </table:table-cell>
        </table:table-row>
        <table:table-row table:style-name="ro1">
          <table:table-cell office:value-type="float" office:value="33.2463" calcext:value-type="float">
            <text:p>33.2463</text:p>
          </table:table-cell>
          <table:table-cell office:value-type="float" office:value="-175.152298" calcext:value-type="float">
            <text:p>-175.152298</text:p>
          </table:table-cell>
          <table:table-cell office:value-type="float" office:value="-175.203156" calcext:value-type="float">
            <text:p>-175.203156</text:p>
          </table:table-cell>
          <table:table-cell office:value-type="float" office:value="-175.202286" calcext:value-type="float">
            <text:p>-175.202286</text:p>
          </table:table-cell>
          <table:table-cell office:value-type="float" office:value="-175.203262" calcext:value-type="float">
            <text:p>-175.203262</text:p>
          </table:table-cell>
        </table:table-row>
        <table:table-row table:style-name="ro1">
          <table:table-cell office:value-type="float" office:value="33.605801" calcext:value-type="float">
            <text:p>33.605801</text:p>
          </table:table-cell>
          <table:table-cell office:value-type="float" office:value="-175.013901" calcext:value-type="float">
            <text:p>-175.013901</text:p>
          </table:table-cell>
          <table:table-cell office:value-type="float" office:value="-175.040833" calcext:value-type="float">
            <text:p>-175.040833</text:p>
          </table:table-cell>
          <table:table-cell office:value-type="float" office:value="-175.040436" calcext:value-type="float">
            <text:p>-175.040436</text:p>
          </table:table-cell>
          <table:table-cell office:value-type="float" office:value="-175.040741" calcext:value-type="float">
            <text:p>-175.040741</text:p>
          </table:table-cell>
        </table:table-row>
        <table:table-row table:style-name="ro1">
          <table:table-cell office:value-type="float" office:value="33.942902" calcext:value-type="float">
            <text:p>33.942902</text:p>
          </table:table-cell>
          <table:table-cell office:value-type="float" office:value="-174.876602" calcext:value-type="float">
            <text:p>-174.876602</text:p>
          </table:table-cell>
          <table:table-cell office:value-type="float" office:value="-174.888626" calcext:value-type="float">
            <text:p>-174.888626</text:p>
          </table:table-cell>
          <table:table-cell office:value-type="float" office:value="-174.888504" calcext:value-type="float">
            <text:p>-174.888504</text:p>
          </table:table-cell>
          <table:table-cell office:value-type="float" office:value="-174.88855" calcext:value-type="float">
            <text:p>-174.88855</text:p>
          </table:table-cell>
        </table:table-row>
        <table:table-row table:style-name="ro1">
          <table:table-cell office:value-type="float" office:value="34.122101" calcext:value-type="float">
            <text:p>34.122101</text:p>
          </table:table-cell>
          <table:table-cell office:value-type="float" office:value="-174.812393" calcext:value-type="float">
            <text:p>-174.812393</text:p>
          </table:table-cell>
          <table:table-cell office:value-type="float" office:value="-174.807724" calcext:value-type="float">
            <text:p>-174.807724</text:p>
          </table:table-cell>
          <table:table-cell office:value-type="float" office:value="-174.807678" calcext:value-type="float">
            <text:p>-174.807678</text:p>
          </table:table-cell>
          <table:table-cell office:value-type="float" office:value="-174.807693" calcext:value-type="float">
            <text:p>-174.807693</text:p>
          </table:table-cell>
        </table:table-row>
        <table:table-row table:style-name="ro1">
          <table:table-cell office:value-type="float" office:value="34.210899" calcext:value-type="float">
            <text:p>34.210899</text:p>
          </table:table-cell>
          <table:table-cell office:value-type="float" office:value="-174.791" calcext:value-type="float">
            <text:p>-174.791</text:p>
          </table:table-cell>
          <table:table-cell office:value-type="float" office:value="-174.767624" calcext:value-type="float">
            <text:p>-174.767624</text:p>
          </table:table-cell>
          <table:table-cell table:number-columns-repeated="2" office:value-type="float" office:value="-174.767609" calcext:value-type="float">
            <text:p>-174.767609</text:p>
          </table:table-cell>
        </table:table-row>
        <table:table-row table:style-name="ro1">
          <table:table-cell office:value-type="float" office:value="34.239201" calcext:value-type="float">
            <text:p>34.239201</text:p>
          </table:table-cell>
          <table:table-cell office:value-type="float" office:value="-174.806503" calcext:value-type="float">
            <text:p>-174.806503</text:p>
          </table:table-cell>
          <table:table-cell office:value-type="float" office:value="-174.754852" calcext:value-type="float">
            <text:p>-174.754852</text:p>
          </table:table-cell>
          <table:table-cell table:number-columns-repeated="2" office:value-type="float" office:value="-174.754837" calcext:value-type="float">
            <text:p>-174.754837</text:p>
          </table:table-cell>
        </table:table-row>
        <table:table-row table:style-name="ro1">
          <table:table-cell office:value-type="float" office:value="34.247398" calcext:value-type="float">
            <text:p>34.247398</text:p>
          </table:table-cell>
          <table:table-cell office:value-type="float" office:value="-174.824203" calcext:value-type="float">
            <text:p>-174.824203</text:p>
          </table:table-cell>
          <table:table-cell office:value-type="float" office:value="-174.751144" calcext:value-type="float">
            <text:p>-174.751144</text:p>
          </table:table-cell>
          <table:table-cell table:number-columns-repeated="2" office:value-type="float" office:value="-174.751129" calcext:value-type="float">
            <text:p>-174.751129</text:p>
          </table:table-cell>
        </table:table-row>
        <table:table-row table:style-name="ro1">
          <table:table-cell office:value-type="float" office:value="34.2481" calcext:value-type="float">
            <text:p>34.2481</text:p>
          </table:table-cell>
          <table:table-cell office:value-type="float" office:value="-174.828201" calcext:value-type="float">
            <text:p>-174.828201</text:p>
          </table:table-cell>
          <table:table-cell office:value-type="float" office:value="-174.750824" calcext:value-type="float">
            <text:p>-174.750824</text:p>
          </table:table-cell>
          <table:table-cell table:number-columns-repeated="2" office:value-type="float" office:value="-174.750809" calcext:value-type="float">
            <text:p>-174.750809</text:p>
          </table:table-cell>
        </table:table-row>
        <table:table-row table:style-name="ro1">
          <table:table-cell office:value-type="float" office:value="34.248402" calcext:value-type="float">
            <text:p>34.248402</text:p>
          </table:table-cell>
          <table:table-cell office:value-type="float" office:value="-174.828903" calcext:value-type="float">
            <text:p>-174.828903</text:p>
          </table:table-cell>
          <table:table-cell office:value-type="float" office:value="-174.750687" calcext:value-type="float">
            <text:p>-174.750687</text:p>
          </table:table-cell>
          <table:table-cell table:number-columns-repeated="2" office:value-type="float" office:value="-174.750671" calcext:value-type="float">
            <text:p>-174.750671</text:p>
          </table:table-cell>
        </table:table-row>
        <table:table-row table:style-name="ro1">
          <table:table-cell office:value-type="float" office:value="34.248798" calcext:value-type="float">
            <text:p>34.248798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0519" calcext:value-type="float">
            <text:p>-174.750519</text:p>
          </table:table-cell>
          <table:table-cell table:number-columns-repeated="2" office:value-type="float" office:value="-174.750504" calcext:value-type="float">
            <text:p>-174.750504</text:p>
          </table:table-cell>
        </table:table-row>
        <table:table-row table:style-name="ro1">
          <table:table-cell office:value-type="float" office:value="34.2491" calcext:value-type="float">
            <text:p>34.249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0381" calcext:value-type="float">
            <text:p>-174.750381</text:p>
          </table:table-cell>
          <table:table-cell table:number-columns-repeated="2" office:value-type="float" office:value="-174.750366" calcext:value-type="float">
            <text:p>-174.750366</text:p>
          </table:table-cell>
        </table:table-row>
        <table:table-row table:style-name="ro1">
          <table:table-cell office:value-type="float" office:value="34.249401" calcext:value-type="float">
            <text:p>34.249401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0244" calcext:value-type="float">
            <text:p>-174.750244</text:p>
          </table:table-cell>
          <table:table-cell table:number-columns-repeated="2" office:value-type="float" office:value="-174.750229" calcext:value-type="float">
            <text:p>-174.750229</text:p>
          </table:table-cell>
        </table:table-row>
        <table:table-row table:style-name="ro1">
          <table:table-cell office:value-type="float" office:value="34.249699" calcext:value-type="float">
            <text:p>34.2496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0107" calcext:value-type="float">
            <text:p>-174.750107</text:p>
          </table:table-cell>
          <table:table-cell table:number-columns-repeated="2" office:value-type="float" office:value="-174.750092" calcext:value-type="float">
            <text:p>-174.750092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9969" calcext:value-type="float">
            <text:p>-174.749969</text:p>
          </table:table-cell>
          <table:table-cell table:number-columns-repeated="2" office:value-type="float" office:value="-174.749954" calcext:value-type="float">
            <text:p>-174.749954</text:p>
          </table:table-cell>
        </table:table-row>
        <table:table-row table:style-name="ro1">
          <table:table-cell office:value-type="float" office:value="34.250301" calcext:value-type="float">
            <text:p>34.250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832" calcext:value-type="float">
            <text:p>-174.749832</text:p>
          </table:table-cell>
          <table:table-cell table:number-columns-repeated="2" office:value-type="float" office:value="-174.749817" calcext:value-type="float">
            <text:p>-174.749817</text:p>
          </table:table-cell>
        </table:table-row>
        <table:table-row table:style-name="ro1">
          <table:table-cell office:value-type="float" office:value="34.250599" calcext:value-type="float">
            <text:p>34.2505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9695" calcext:value-type="float">
            <text:p>-174.749695</text:p>
          </table:table-cell>
          <table:table-cell table:number-columns-repeated="2" office:value-type="float" office:value="-174.74968" calcext:value-type="float">
            <text:p>-174.74968</text:p>
          </table:table-cell>
        </table:table-row>
        <table:table-row table:style-name="ro1">
          <table:table-cell office:value-type="float" office:value="34.2509" calcext:value-type="float">
            <text:p>34.250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557" calcext:value-type="float">
            <text:p>-174.749557</text:p>
          </table:table-cell>
          <table:table-cell table:number-columns-repeated="2" office:value-type="float" office:value="-174.749542" calcext:value-type="float">
            <text:p>-174.749542</text:p>
          </table:table-cell>
        </table:table-row>
        <table:table-row table:style-name="ro1">
          <table:table-cell office:value-type="float" office:value="34.251301" calcext:value-type="float">
            <text:p>34.251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39" calcext:value-type="float">
            <text:p>-174.74939</text:p>
          </table:table-cell>
          <table:table-cell table:number-columns-repeated="2" office:value-type="float" office:value="-174.749374" calcext:value-type="float">
            <text:p>-174.749374</text:p>
          </table:table-cell>
        </table:table-row>
        <table:table-row table:style-name="ro1">
          <table:table-cell office:value-type="float" office:value="34.251598" calcext:value-type="float">
            <text:p>34.251598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252" calcext:value-type="float">
            <text:p>-174.749252</text:p>
          </table:table-cell>
          <table:table-cell table:number-columns-repeated="2" office:value-type="float" office:value="-174.749237" calcext:value-type="float">
            <text:p>-174.749237</text:p>
          </table:table-cell>
        </table:table-row>
        <table:table-row table:style-name="ro1">
          <table:table-cell office:value-type="float" office:value="34.2519" calcext:value-type="float">
            <text:p>34.251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9115" calcext:value-type="float">
            <text:p>-174.749115</text:p>
          </table:table-cell>
          <table:table-cell table:number-columns-repeated="2" office:value-type="float" office:value="-174.7491" calcext:value-type="float">
            <text:p>-174.7491</text:p>
          </table:table-cell>
        </table:table-row>
        <table:table-row table:style-name="ro1">
          <table:table-cell office:value-type="float" office:value="34.252201" calcext:value-type="float">
            <text:p>34.2522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8978" calcext:value-type="float">
            <text:p>-174.748978</text:p>
          </table:table-cell>
          <table:table-cell table:number-columns-repeated="2" office:value-type="float" office:value="-174.748962" calcext:value-type="float">
            <text:p>-174.748962</text:p>
          </table:table-cell>
        </table:table-row>
        <table:table-row table:style-name="ro1">
          <table:table-cell office:value-type="float" office:value="34.252499" calcext:value-type="float">
            <text:p>34.252499</text:p>
          </table:table-cell>
          <table:table-cell office:value-type="float" office:value="-174.8284" calcext:value-type="float">
            <text:p>-174.8284</text:p>
          </table:table-cell>
          <table:table-cell office:value-type="float" office:value="-174.74884" calcext:value-type="float">
            <text:p>-174.74884</text:p>
          </table:table-cell>
          <table:table-cell table:number-columns-repeated="2" office:value-type="float" office:value="-174.748825" calcext:value-type="float">
            <text:p>-174.748825</text:p>
          </table:table-cell>
        </table:table-row>
        <table:table-row table:style-name="ro1">
          <table:table-cell office:value-type="float" office:value="34.2528" calcext:value-type="float">
            <text:p>34.2528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8703" calcext:value-type="float">
            <text:p>-174.748703</text:p>
          </table:table-cell>
          <table:table-cell table:number-columns-repeated="2" office:value-type="float" office:value="-174.748688" calcext:value-type="float">
            <text:p>-174.748688</text:p>
          </table:table-cell>
        </table:table-row>
        <table:table-row table:style-name="ro1">
          <table:table-cell office:value-type="float" office:value="34.253101" calcext:value-type="float">
            <text:p>34.25310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48566" calcext:value-type="float">
            <text:p>-174.748566</text:p>
          </table:table-cell>
          <table:table-cell table:number-columns-repeated="2" office:value-type="float" office:value="-174.74855" calcext:value-type="float">
            <text:p>-174.74855</text:p>
          </table:table-cell>
        </table:table-row>
        <table:table-row table:style-name="ro1">
          <table:table-cell office:value-type="float" office:value="34.253399" calcext:value-type="float">
            <text:p>34.25339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8428" calcext:value-type="float">
            <text:p>-174.748428</text:p>
          </table:table-cell>
          <table:table-cell table:number-columns-repeated="2" office:value-type="float" office:value="-174.748413" calcext:value-type="float">
            <text:p>-174.748413</text:p>
          </table:table-cell>
        </table:table-row>
        <table:table-row table:style-name="ro1">
          <table:table-cell office:value-type="float" office:value="34.253799" calcext:value-type="float">
            <text:p>34.2537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826" calcext:value-type="float">
            <text:p>-174.74826</text:p>
          </table:table-cell>
          <table:table-cell table:number-columns-repeated="2" office:value-type="float" office:value="-174.748245" calcext:value-type="float">
            <text:p>-174.748245</text:p>
          </table:table-cell>
        </table:table-row>
        <table:table-row table:style-name="ro1">
          <table:table-cell office:value-type="float" office:value="34.255299" calcext:value-type="float">
            <text:p>34.255299</text:p>
          </table:table-cell>
          <table:table-cell office:value-type="float" office:value="-174.826904" calcext:value-type="float">
            <text:p>-174.826904</text:p>
          </table:table-cell>
          <table:table-cell office:value-type="float" office:value="-174.747574" calcext:value-type="float">
            <text:p>-174.747574</text:p>
          </table:table-cell>
          <table:table-cell table:number-columns-repeated="2" office:value-type="float" office:value="-174.747559" calcext:value-type="float">
            <text:p>-174.747559</text:p>
          </table:table-cell>
        </table:table-row>
        <table:table-row table:style-name="ro1">
          <table:table-cell office:value-type="float" office:value="34.319901" calcext:value-type="float">
            <text:p>34.319901</text:p>
          </table:table-cell>
          <table:table-cell office:value-type="float" office:value="-174.814301" calcext:value-type="float">
            <text:p>-174.814301</text:p>
          </table:table-cell>
          <table:table-cell table:number-columns-repeated="3" office:value-type="float" office:value="-174.718414" calcext:value-type="float">
            <text:p>-174.718414</text:p>
          </table:table-cell>
        </table:table-row>
        <table:table-row table:style-name="ro1">
          <table:table-cell office:value-type="float" office:value="34.696602" calcext:value-type="float">
            <text:p>34.696602</text:p>
          </table:table-cell>
          <table:table-cell office:value-type="float" office:value="-174.597794" calcext:value-type="float">
            <text:p>-174.597794</text:p>
          </table:table-cell>
          <table:table-cell office:value-type="float" office:value="-174.548325" calcext:value-type="float">
            <text:p>-174.548325</text:p>
          </table:table-cell>
          <table:table-cell office:value-type="float" office:value="-174.548248" calcext:value-type="float">
            <text:p>-174.548248</text:p>
          </table:table-cell>
          <table:table-cell office:value-type="float" office:value="-174.548218" calcext:value-type="float">
            <text:p>-174.548218</text:p>
          </table:table-cell>
        </table:table-row>
        <table:table-row table:style-name="ro1">
          <table:table-cell office:value-type="float" office:value="35.942699" calcext:value-type="float">
            <text:p>35.942699</text:p>
          </table:table-cell>
          <table:table-cell office:value-type="float" office:value="-173.989502" calcext:value-type="float">
            <text:p>-173.989502</text:p>
          </table:table-cell>
          <table:table-cell office:value-type="float" office:value="-173.985687" calcext:value-type="float">
            <text:p>-173.985687</text:p>
          </table:table-cell>
          <table:table-cell office:value-type="float" office:value="-173.983994" calcext:value-type="float">
            <text:p>-173.983994</text:p>
          </table:table-cell>
          <table:table-cell office:value-type="float" office:value="-173.981323" calcext:value-type="float">
            <text:p>-173.981323</text:p>
          </table:table-cell>
        </table:table-row>
        <table:table-row table:style-name="ro1">
          <table:table-cell office:value-type="float" office:value="36.8111" calcext:value-type="float">
            <text:p>36.8111</text:p>
          </table:table-cell>
          <table:table-cell office:value-type="float" office:value="-173.611496" calcext:value-type="float">
            <text:p>-173.611496</text:p>
          </table:table-cell>
          <table:table-cell office:value-type="float" office:value="-173.593582" calcext:value-type="float">
            <text:p>-173.593582</text:p>
          </table:table-cell>
          <table:table-cell office:value-type="float" office:value="-173.589493" calcext:value-type="float">
            <text:p>-173.589493</text:p>
          </table:table-cell>
          <table:table-cell office:value-type="float" office:value="-173.579514" calcext:value-type="float">
            <text:p>-173.579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4T13:06:07.045211984</dc:date>
    <meta:editing-duration>PT5H17M37S</meta:editing-duration>
    <meta:editing-cycles>25</meta:editing-cycles>
    <meta:generator>LibreOffice/7.3.7.2$Linux_X86_64 LibreOffice_project/30$Build-2</meta:generator>
    <meta:document-statistic meta:table-count="1" meta:cell-count="1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6cm" svg:height="16.966cm" xlink:href=".." xlink:type="simple" chart:class="chart:scatter" chart:style-name="ch1">
        <chart:legend chart:legend-position="end" svg:x="21.755cm" svg:y="7.425cm" style:legend-expansion="high" chart:style-name="ch2"/>
        <chart:plot-area chart:style-name="ch3" table:cell-range-address="Sheet1.A1:Sheet1.E33" chart:data-source-has-labels="row" svg:x="0.491cm" svg:y="0.339cm" svg:width="20.773cm" svg:height="16.288cm">
          <chart:coordinate-region svg:x="1.737cm" svg:y="0.541cm" svg:width="19.187cm" svg:height="15.8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817402">
                <text:p>32.817402</text:p>
                <draw:g>
                  <svg:desc>Sheet1.A2:Sheet1.A33</svg:desc>
                </draw:g>
              </table:table-cell>
              <table:table-cell office:value-type="float" office:value="-175.355896">
                <text:p>-175.355896</text:p>
                <draw:g>
                  <svg:desc>Sheet1.B2:Sheet1.B33</svg:desc>
                </draw:g>
              </table:table-cell>
              <table:table-cell office:value-type="float" office:value="-175.39682">
                <text:p>-175.39682</text:p>
                <draw:g>
                  <svg:desc>Sheet1.C2:Sheet1.C33</svg:desc>
                </draw:g>
              </table:table-cell>
              <table:table-cell office:value-type="float" office:value="-175.395172">
                <text:p>-175.395172</text:p>
                <draw:g>
                  <svg:desc>Sheet1.D2:Sheet1.D33</svg:desc>
                </draw:g>
              </table:table-cell>
              <table:table-cell office:value-type="float" office:value="-175.397736">
                <text:p>-175.397736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463">
                <text:p>33.2463</text:p>
              </table:table-cell>
              <table:table-cell office:value-type="float" office:value="-175.152298">
                <text:p>-175.152298</text:p>
              </table:table-cell>
              <table:table-cell office:value-type="float" office:value="-175.203156">
                <text:p>-175.203156</text:p>
              </table:table-cell>
              <table:table-cell office:value-type="float" office:value="-175.202286">
                <text:p>-175.202286</text:p>
              </table:table-cell>
              <table:table-cell office:value-type="float" office:value="-175.203262">
                <text:p>-175.203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05801">
                <text:p>33.605801</text:p>
              </table:table-cell>
              <table:table-cell office:value-type="float" office:value="-175.013901">
                <text:p>-175.013901</text:p>
              </table:table-cell>
              <table:table-cell office:value-type="float" office:value="-175.040833">
                <text:p>-175.040833</text:p>
              </table:table-cell>
              <table:table-cell office:value-type="float" office:value="-175.040436">
                <text:p>-175.040436</text:p>
              </table:table-cell>
              <table:table-cell office:value-type="float" office:value="-175.040741">
                <text:p>-175.040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942902">
                <text:p>33.942902</text:p>
              </table:table-cell>
              <table:table-cell office:value-type="float" office:value="-174.876602">
                <text:p>-174.876602</text:p>
              </table:table-cell>
              <table:table-cell office:value-type="float" office:value="-174.888626">
                <text:p>-174.888626</text:p>
              </table:table-cell>
              <table:table-cell office:value-type="float" office:value="-174.888504">
                <text:p>-174.888504</text:p>
              </table:table-cell>
              <table:table-cell office:value-type="float" office:value="-174.88855">
                <text:p>-174.88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22101">
                <text:p>34.122101</text:p>
              </table:table-cell>
              <table:table-cell office:value-type="float" office:value="-174.812393">
                <text:p>-174.812393</text:p>
              </table:table-cell>
              <table:table-cell office:value-type="float" office:value="-174.807724">
                <text:p>-174.807724</text:p>
              </table:table-cell>
              <table:table-cell office:value-type="float" office:value="-174.807678">
                <text:p>-174.807678</text:p>
              </table:table-cell>
              <table:table-cell office:value-type="float" office:value="-174.807693">
                <text:p>-174.807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10899">
                <text:p>34.210899</text:p>
              </table:table-cell>
              <table:table-cell office:value-type="float" office:value="-174.791">
                <text:p>-174.791</text:p>
              </table:table-cell>
              <table:table-cell office:value-type="float" office:value="-174.767624">
                <text:p>-174.767624</text:p>
              </table:table-cell>
              <table:table-cell office:value-type="float" office:value="-174.767609">
                <text:p>-174.767609</text:p>
              </table:table-cell>
              <table:table-cell office:value-type="float" office:value="-174.767609">
                <text:p>-174.767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239201">
                <text:p>34.239201</text:p>
              </table:table-cell>
              <table:table-cell office:value-type="float" office:value="-174.806503">
                <text:p>-174.806503</text:p>
              </table:table-cell>
              <table:table-cell office:value-type="float" office:value="-174.754852">
                <text:p>-174.754852</text:p>
              </table:table-cell>
              <table:table-cell office:value-type="float" office:value="-174.754837">
                <text:p>-174.754837</text:p>
              </table:table-cell>
              <table:table-cell office:value-type="float" office:value="-174.754837">
                <text:p>-174.754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47398">
                <text:p>34.247398</text:p>
              </table:table-cell>
              <table:table-cell office:value-type="float" office:value="-174.824203">
                <text:p>-174.824203</text:p>
              </table:table-cell>
              <table:table-cell office:value-type="float" office:value="-174.751144">
                <text:p>-174.751144</text:p>
              </table:table-cell>
              <table:table-cell office:value-type="float" office:value="-174.751129">
                <text:p>-174.751129</text:p>
              </table:table-cell>
              <table:table-cell office:value-type="float" office:value="-174.751129">
                <text:p>-174.751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481">
                <text:p>34.2481</text:p>
              </table:table-cell>
              <table:table-cell office:value-type="float" office:value="-174.828201">
                <text:p>-174.828201</text:p>
              </table:table-cell>
              <table:table-cell office:value-type="float" office:value="-174.750824">
                <text:p>-174.750824</text:p>
              </table:table-cell>
              <table:table-cell office:value-type="float" office:value="-174.750809">
                <text:p>-174.750809</text:p>
              </table:table-cell>
              <table:table-cell office:value-type="float" office:value="-174.750809">
                <text:p>-174.750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48402">
                <text:p>34.248402</text:p>
              </table:table-cell>
              <table:table-cell office:value-type="float" office:value="-174.828903">
                <text:p>-174.828903</text:p>
              </table:table-cell>
              <table:table-cell office:value-type="float" office:value="-174.750687">
                <text:p>-174.750687</text:p>
              </table:table-cell>
              <table:table-cell office:value-type="float" office:value="-174.750671">
                <text:p>-174.750671</text:p>
              </table:table-cell>
              <table:table-cell office:value-type="float" office:value="-174.750671">
                <text:p>-174.750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248798">
                <text:p>34.248798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0519">
                <text:p>-174.750519</text:p>
              </table:table-cell>
              <table:table-cell office:value-type="float" office:value="-174.750504">
                <text:p>-174.750504</text:p>
              </table:table-cell>
              <table:table-cell office:value-type="float" office:value="-174.750504">
                <text:p>-174.750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491">
                <text:p>34.249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0381">
                <text:p>-174.750381</text:p>
              </table:table-cell>
              <table:table-cell office:value-type="float" office:value="-174.750366">
                <text:p>-174.750366</text:p>
              </table:table-cell>
              <table:table-cell office:value-type="float" office:value="-174.750366">
                <text:p>-174.750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49401">
                <text:p>34.249401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0244">
                <text:p>-174.750244</text:p>
              </table:table-cell>
              <table:table-cell office:value-type="float" office:value="-174.750229">
                <text:p>-174.750229</text:p>
              </table:table-cell>
              <table:table-cell office:value-type="float" office:value="-174.750229">
                <text:p>-174.750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249699">
                <text:p>34.2496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0107">
                <text:p>-174.750107</text:p>
              </table:table-cell>
              <table:table-cell office:value-type="float" office:value="-174.750092">
                <text:p>-174.750092</text:p>
              </table:table-cell>
              <table:table-cell office:value-type="float" office:value="-174.750092">
                <text:p>-174.750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25">
                <text:p>34.25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9969">
                <text:p>-174.749969</text:p>
              </table:table-cell>
              <table:table-cell office:value-type="float" office:value="-174.749954">
                <text:p>-174.749954</text:p>
              </table:table-cell>
              <table:table-cell office:value-type="float" office:value="-174.749954">
                <text:p>-174.749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250301">
                <text:p>34.250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832">
                <text:p>-174.749832</text:p>
              </table:table-cell>
              <table:table-cell office:value-type="float" office:value="-174.749817">
                <text:p>-174.749817</text:p>
              </table:table-cell>
              <table:table-cell office:value-type="float" office:value="-174.749817">
                <text:p>-174.749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250599">
                <text:p>34.2505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9695">
                <text:p>-174.749695</text:p>
              </table:table-cell>
              <table:table-cell office:value-type="float" office:value="-174.74968">
                <text:p>-174.74968</text:p>
              </table:table-cell>
              <table:table-cell office:value-type="float" office:value="-174.74968">
                <text:p>-174.74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2509">
                <text:p>34.250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557">
                <text:p>-174.749557</text:p>
              </table:table-cell>
              <table:table-cell office:value-type="float" office:value="-174.749542">
                <text:p>-174.749542</text:p>
              </table:table-cell>
              <table:table-cell office:value-type="float" office:value="-174.749542">
                <text:p>-174.749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251301">
                <text:p>34.251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39">
                <text:p>-174.74939</text:p>
              </table:table-cell>
              <table:table-cell office:value-type="float" office:value="-174.749374">
                <text:p>-174.749374</text:p>
              </table:table-cell>
              <table:table-cell office:value-type="float" office:value="-174.749374">
                <text:p>-174.749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51598">
                <text:p>34.251598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252">
                <text:p>-174.749252</text:p>
              </table:table-cell>
              <table:table-cell office:value-type="float" office:value="-174.749237">
                <text:p>-174.749237</text:p>
              </table:table-cell>
              <table:table-cell office:value-type="float" office:value="-174.749237">
                <text:p>-174.749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2519">
                <text:p>34.251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9115">
                <text:p>-174.749115</text:p>
              </table:table-cell>
              <table:table-cell office:value-type="float" office:value="-174.7491">
                <text:p>-174.7491</text:p>
              </table:table-cell>
              <table:table-cell office:value-type="float" office:value="-174.7491">
                <text:p>-174.7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252201">
                <text:p>34.2522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8978">
                <text:p>-174.748978</text:p>
              </table:table-cell>
              <table:table-cell office:value-type="float" office:value="-174.748962">
                <text:p>-174.748962</text:p>
              </table:table-cell>
              <table:table-cell office:value-type="float" office:value="-174.748962">
                <text:p>-174.748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252499">
                <text:p>34.252499</text:p>
              </table:table-cell>
              <table:table-cell office:value-type="float" office:value="-174.8284">
                <text:p>-174.8284</text:p>
              </table:table-cell>
              <table:table-cell office:value-type="float" office:value="-174.74884">
                <text:p>-174.74884</text:p>
              </table:table-cell>
              <table:table-cell office:value-type="float" office:value="-174.748825">
                <text:p>-174.748825</text:p>
              </table:table-cell>
              <table:table-cell office:value-type="float" office:value="-174.748825">
                <text:p>-174.748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2528">
                <text:p>34.2528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8703">
                <text:p>-174.748703</text:p>
              </table:table-cell>
              <table:table-cell office:value-type="float" office:value="-174.748688">
                <text:p>-174.748688</text:p>
              </table:table-cell>
              <table:table-cell office:value-type="float" office:value="-174.748688">
                <text:p>-174.748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253101">
                <text:p>34.25310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48566">
                <text:p>-174.748566</text:p>
              </table:table-cell>
              <table:table-cell office:value-type="float" office:value="-174.74855">
                <text:p>-174.74855</text:p>
              </table:table-cell>
              <table:table-cell office:value-type="float" office:value="-174.74855">
                <text:p>-174.7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253399">
                <text:p>34.25339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8428">
                <text:p>-174.748428</text:p>
              </table:table-cell>
              <table:table-cell office:value-type="float" office:value="-174.748413">
                <text:p>-174.748413</text:p>
              </table:table-cell>
              <table:table-cell office:value-type="float" office:value="-174.748413">
                <text:p>-174.748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253799">
                <text:p>34.2537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826">
                <text:p>-174.74826</text:p>
              </table:table-cell>
              <table:table-cell office:value-type="float" office:value="-174.748245">
                <text:p>-174.748245</text:p>
              </table:table-cell>
              <table:table-cell office:value-type="float" office:value="-174.748245">
                <text:p>-174.748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255299">
                <text:p>34.255299</text:p>
              </table:table-cell>
              <table:table-cell office:value-type="float" office:value="-174.826904">
                <text:p>-174.826904</text:p>
              </table:table-cell>
              <table:table-cell office:value-type="float" office:value="-174.747574">
                <text:p>-174.747574</text:p>
              </table:table-cell>
              <table:table-cell office:value-type="float" office:value="-174.747559">
                <text:p>-174.747559</text:p>
              </table:table-cell>
              <table:table-cell office:value-type="float" office:value="-174.747559">
                <text:p>-174.747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319901">
                <text:p>34.319901</text:p>
              </table:table-cell>
              <table:table-cell office:value-type="float" office:value="-174.814301">
                <text:p>-174.814301</text:p>
              </table:table-cell>
              <table:table-cell office:value-type="float" office:value="-174.718414">
                <text:p>-174.718414</text:p>
              </table:table-cell>
              <table:table-cell office:value-type="float" office:value="-174.718414">
                <text:p>-174.718414</text:p>
              </table:table-cell>
              <table:table-cell office:value-type="float" office:value="-174.718414">
                <text:p>-174.718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696602">
                <text:p>34.696602</text:p>
              </table:table-cell>
              <table:table-cell office:value-type="float" office:value="-174.597794">
                <text:p>-174.597794</text:p>
              </table:table-cell>
              <table:table-cell office:value-type="float" office:value="-174.548325">
                <text:p>-174.548325</text:p>
              </table:table-cell>
              <table:table-cell office:value-type="float" office:value="-174.548248">
                <text:p>-174.548248</text:p>
              </table:table-cell>
              <table:table-cell office:value-type="float" office:value="-174.548218">
                <text:p>-174.548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942699">
                <text:p>35.942699</text:p>
              </table:table-cell>
              <table:table-cell office:value-type="float" office:value="-173.989502">
                <text:p>-173.989502</text:p>
              </table:table-cell>
              <table:table-cell office:value-type="float" office:value="-173.985687">
                <text:p>-173.985687</text:p>
              </table:table-cell>
              <table:table-cell office:value-type="float" office:value="-173.983994">
                <text:p>-173.983994</text:p>
              </table:table-cell>
              <table:table-cell office:value-type="float" office:value="-173.981323">
                <text:p>-173.981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8111">
                <text:p>36.8111</text:p>
              </table:table-cell>
              <table:table-cell office:value-type="float" office:value="-173.611496">
                <text:p>-173.611496</text:p>
              </table:table-cell>
              <table:table-cell office:value-type="float" office:value="-173.593582">
                <text:p>-173.593582</text:p>
              </table:table-cell>
              <table:table-cell office:value-type="float" office:value="-173.589493">
                <text:p>-173.589493</text:p>
              </table:table-cell>
              <table:table-cell office:value-type="float" office:value="-173.579514">
                <text:p>-173.579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